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esentazione (Revisione)</text:p>
      <text:p text:style-name="Standard"/>
      <text:p text:style-name="Standard">Per gestire gli aspetti visivi del sito internet, sono stati prodotti quattro file:</text:p>
      <text:list xml:id="list3913622871071743951" text:style-name="L1">
        <text:list-item>
          <text:p text:style-name="P1">style.css, per gli schermi desktop o con pixel maggiori di 1061px.</text:p>
        </text:list-item>
        <text:list-item>
          <text:p text:style-name="P1">tablet.css, per i dispositivi tablet o per schermi con pixel minori di 1061px.</text:p>
        </text:list-item>
        <text:list-item>
          <text:p text:style-name="P1">mobile.css, per dispositivi smartphone o per schermi con pixel minori di 810px.</text:p>
        </text:list-item>
        <text:list-item>
          <text:p text:style-name="P1">print.css, per stampe con stampanti tradizionali.</text:p>
        </text:list-item>
      </text:list>
      <text:p text:style-name="Standard">La costruzione di tutti questi file .css hanno lo scopo ottenere un design capace di adattarsi a qualsiasi dispositivo. A supporto di questa implementazione, le misure usate per scrivere le regole CSS sono misure relative, come em o percentuali, in modo che l'intero sito possa scalare adeguatamente adattandosi alle scelte dell'utente.</text:p>
      <text:p text:style-name="Standard"/>
      <text:p text:style-name="P5">CSS Desktop</text:p>
      <text:p text:style-name="Standard"/>
      <text:p text:style-name="Standard">Le caratteristiche del design per gli schermi grandi sono elencati di seguito:</text:p>
      <text:list xml:id="list79723307284845756" text:style-name="L2">
        <text:list-item>
          <text:p text:style-name="P2">Il titolo, il logo e la barra di navigazione si espandono in orizzontale, occupando tutto lo schermo. Tutti i link della barra di navigazione sono allineati in orizzonatale.</text:p>
        </text:list-item>
        <text:list-item>
          <text:p text:style-name="P2">Nella Home, la sezione relativa all'anteprima degli articoli è spostata a destra.</text:p>
        </text:list-item>
        <text:list-item>
          <text:p text:style-name="P2">Nella pagina dedicata alle News, tutte gli articoli sono raggruppati con una grid per evitare troppo scrolling verticale.</text:p>
        </text:list-item>
        <text:list-item>
          <text:p text:style-name="P2">L'intestazione e i record delle tabelle si espandono in orizzontale, occupando tutto lo schermo a disposizione.</text:p>
        </text:list-item>
      </text:list>
      <text:p text:style-name="Standard"/>
      <text:p text:style-name="P5">CSS Tablet e mobile</text:p>
      <text:p text:style-name="Standard"/>
      <text:p text:style-name="Standard">Le caratteristiche del design per gli schermi di dispositivi portatili sono elencati di seguito:</text:p>
      <text:list xml:id="list4665271184958306614" text:style-name="L3">
        <text:list-item>
          <text:p text:style-name="P3">Il <text:s/>titolo del sito si toglie, lasciando spazio alla visualizzazione soltanto del logo che funge da titolo del sito.</text:p>
        </text:list-item>
        <text:list-item>
          <text:p text:style-name="P3">La barra di navigazione viene ridimensionata, allineando in verticale i link di navigazione nel sito con i link per l'account dell'utente. Se lo schermo si riduce ulteriormente, la barra di navigazione si toglie, lasciando spazio a due pulsanti che, se tappati, fanno scendere un menù a tendina che mostra i link della barra.</text:p>
        </text:list-item>
        <text:list-item>
          <text:p text:style-name="P3">Nella Home, la sezione relativa all'anteprima degli articoli è spostata al centro, seguendo il normale flusso del contenuto.</text:p>
        </text:list-item>
        <text:list-item>
          <text:p text:style-name="P3">Nella pagina dedicata alle News, tutte gli articoli sono visualizzati in verticale uno sotto l'altro.</text:p>
        </text:list-item>
        <text:list-item>
          <text:p text:style-name="P3">Il design delle tabelle è stato ridimensionato per trasformarsi in maniera elegante ed evitare lo scrolling orizzonatale. Ogni record della tabella viene visualizzato come un blocco dove ogni cella ha la propria intestazione e il proprio dato informativo. Le intestazioni incapsulate dentro il tag html &lt;thead&gt; si tolgono. Ciò impatta sullo scroll verticale, aumentando la lunghezza della pagina da scorrere, ma non crea frustrazione, perché è accettato dall'utente.</text:p>
        </text:list-item>
        <text:list-item>
          <text:p text:style-name="P3">Le form restano invariate.</text:p>
        </text:list-item>
      </text:list>
      <text:p text:style-name="Standard"/>
      <text:p text:style-name="P5">CSS per stampe</text:p>
      <text:p text:style-name="Standard"/>
      <text:p text:style-name="Standard">Le caratteristiche del design per le stampe sono elencati di seguito:</text:p>
      <text:list xml:id="list8610685205688001860" text:style-name="L4">
        <text:list-item>
          <text:p text:style-name="P4">La barra di navigazione viene nascosto, lasciando spazio alla visualizzazione del logo, del titolo e della breadcrumb.</text:p>
        </text:list-item>
        <text:list-item>
          <text:p text:style-name="P4">Tutti gli elementi grafici sono stati nascosti, lasciando soltanto il mero contenuto con un font con grazie adatto alle stampe.</text:p>
        </text:list-item>
        <text:list-item>
          <text:p text:style-name="P4">Le tabelle sono visualizzate normalmente in orizzontale con le celle delimitate da bordi neri <text:soft-page-break/>e il loro contenuto al loro intern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0M14S</meta:editing-duration>
    <meta:editing-cycles>6</meta:editing-cycles>
    <meta:generator>OpenOffice/4.1.11$Win32 OpenOffice.org_project/4111m1$Build-9808</meta:generator>
    <dc:date>2022-06-08T02:40:14.10</dc:date>
    <dc:creator>Edoardo Retis</dc:creator>
    <meta:document-statistic meta:table-count="0" meta:image-count="0" meta:object-count="0" meta:page-count="2" meta:paragraph-count="26" meta:word-count="480" meta:character-count="3039"/>
    <meta:user-defined meta:name="Info 1"/>
    <meta:user-defined meta:name="Info 2"/>
    <meta:user-defined meta:name="Info 3"/>
    <meta:user-defined meta:name="Info 4"/>
  </office:meta>
</office:document-meta>
</file>